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8000" style:font-name="Consolas" fo:font-size="8pt" style:font-name-asian="Consolas" style:font-size-asian="8pt" style:font-name-complex="Consolas" style:font-size-complex="8pt"/>
    </style:style>
    <style:style style:name="P2" style:family="paragraph" style:parent-style-name="Standard">
      <style:paragraph-properties style:text-autospace="none"/>
      <style:text-properties fo:font-size="8pt" style:font-size-asian="8pt" style:font-size-complex="8pt"/>
    </style:style>
    <style:style style:name="P3" style:family="paragraph" style:parent-style-name="Standard">
      <style:paragraph-properties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4" style:family="paragraph" style:parent-style-name="Standard">
      <style:paragraph-properties fo:orphans="2" fo:widows="2"/>
    </style:style>
    <style:style style:name="P5" style:family="paragraph" style:parent-style-name="Standard">
      <style:paragraph-properties style:text-autospace="none"/>
      <style:text-properties fo:color="#000000" style:font-name="Consolas" fo:font-size="8pt" style:font-name-asian="Consolas" style:font-size-asian="8pt" style:font-name-complex="Consolas" style:font-size-complex="8pt"/>
    </style:style>
    <style:style style:name="P6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 style:list-style-name="">
      <style:paragraph-properties style:text-autospace="none"/>
    </style:style>
    <style:style style:name="P9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Text_20_body">
      <style:paragraph-properties fo:orphans="2" fo:widows="2"/>
    </style:style>
    <style:style style:name="T1" style:family="text">
      <style:text-properties fo:color="#808080" style:font-name="Consolas" style:font-name-asian="Consolas" style:font-name-complex="Consolas"/>
    </style:style>
    <style:style style:name="T2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808080" fo:font-size="9.5pt" style:font-size-asian="9.5pt" style:font-size-complex="9.5pt"/>
    </style:style>
    <style:style style:name="T4" style:family="text">
      <style:text-properties fo:color="#000000" style:font-name="Consolas" style:font-name-asian="Consolas" style:font-name-complex="Consolas"/>
    </style:style>
    <style:style style:name="T5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a31515" style:font-name="Consolas" style:font-name-asian="Consolas" style:font-name-complex="Consolas"/>
    </style:style>
    <style:style style:name="T7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a31515" fo:font-size="9.5pt" style:font-size-asian="9.5pt" style:font-size-complex="9.5pt"/>
    </style:style>
    <style:style style:name="T9" style:family="text">
      <style:text-properties fo:color="#6f008a" style:font-name="Consolas" style:font-name-asian="Consolas" style:font-name-complex="Consolas"/>
    </style:style>
    <style:style style:name="T10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ff" style:font-name="Consolas" style:font-name-asian="Consolas" style:font-name-complex="Consolas"/>
    </style:style>
    <style:style style:name="T1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3" style:family="text">
      <style:text-properties fo:color="#2b91af" style:font-name="Consolas" style:font-name-asian="Consolas" style:font-name-complex="Consolas"/>
    </style:style>
    <style:style style:name="T14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fo:color="#008000" style:font-name="Consolas" style:font-name-asian="Consolas" style:font-name-complex="Consolas"/>
    </style:style>
    <style:style style:name="T16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font-variant="normal" fo:text-transform="none" fo:color="#000000" style:font-name="Consolas" fo:font-size="8pt" fo:letter-spacing="normal" fo:font-style="normal" fo:font-weight="normal" style:font-name-asian="Consolas" style:font-size-asian="8pt" style:font-name-complex="Consolas" style:font-size-complex="8pt"/>
    </style:style>
    <style:style style:name="T18" style:family="text">
      <style:text-properties fo:font-variant="normal" fo:text-transform="none" fo:color="#000000" style:font-name="Consolas" fo:font-size="9.5pt" fo:letter-spacing="normal" fo:font-style="normal" fo:font-weight="normal" style:font-name-asian="Consolas" style:font-size-asian="9.5pt" style:font-name-complex="Consolas" style:font-size-complex="9.5pt"/>
    </style:style>
    <style:style style:name="T19" style:family="text">
      <style:text-properties fo:font-variant="normal" fo:text-transform="none" fo:color="#666600" fo:font-size="8pt" fo:letter-spacing="normal" fo:font-style="normal" fo:font-weight="normal" style:font-size-asian="8pt" style:font-size-complex="8pt"/>
    </style:style>
    <style:style style:name="T20" style:family="text">
      <style:text-properties fo:font-variant="normal" fo:text-transform="none" fo:color="#808080" style:font-name="Consolas" fo:font-size="8pt" fo:letter-spacing="normal" fo:font-style="normal" fo:font-weight="normal" style:font-name-asian="Consolas" style:font-size-asian="8pt" style:font-name-complex="Consolas" style:font-size-complex="8pt"/>
    </style:style>
    <style:style style:name="T21" style:family="text">
      <style:text-properties fo:font-variant="normal" fo:text-transform="none" fo:color="#808080" style:font-name="Consolas" fo:font-size="9.5pt" fo:letter-spacing="normal" fo:font-style="normal" fo:font-weight="normal" style:font-name-asian="Consolas" style:font-size-asian="9.5pt" style:font-name-complex="Consolas" style:font-size-complex="9.5pt"/>
    </style:style>
    <style:style style:name="T22" style:family="text">
      <style:text-properties fo:font-variant="normal" fo:text-transform="none" fo:color="#a31515" style:font-name="Consolas" fo:font-size="8pt" fo:letter-spacing="normal" fo:font-style="normal" fo:font-weight="normal" style:font-name-asian="Consolas" style:font-size-asian="8pt" style:font-name-complex="Consolas" style:font-size-complex="8pt"/>
    </style:style>
    <style:style style:name="T23" style:family="text">
      <style:text-properties fo:font-variant="normal" fo:text-transform="none" fo:color="#a31515" style:font-name="Consolas" fo:font-size="9.5pt" fo:letter-spacing="normal" fo:font-style="normal" fo:font-weight="normal" style:font-name-asian="Consolas" style:font-size-asian="9.5pt" style:font-name-complex="Consolas" style:font-size-complex="9.5pt"/>
    </style:style>
    <style:style style:name="T24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25" style:family="text">
      <style:text-properties fo:font-size="9.5pt" style:font-size-asian="9.5pt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ource_20_Text"><text:span text:style-name="T20">#pragma</text:span></text:span><text:span text:style-name="Source_20_Text"><text:span text:style-name="T17"> GCC optimization (</text:span></text:span><text:span text:style-name="Source_20_Text"><text:span text:style-name="T22">"Ofast"</text:span></text:span><text:span text:style-name="Source_20_Text"><text:span text:style-name="T17">)</text:span></text:span></text:p>
      <text:p text:style-name="P2"><text:span text:style-name="T1">#pragma</text:span><text:span text:style-name="T4"> GCC optimization (</text:span><text:span text:style-name="T6">"unroll-loops"</text:span><text:span text:style-name="T4">)</text:span></text:p>
      <text:p text:style-name="P2"><text:span text:style-name="T1">#pragma</text:span><text:span text:style-name="T4"> GCC </text:span><text:span text:style-name="T1">optimize</text:span><text:span text:style-name="T4">(</text:span><text:span text:style-name="T6">"inline"</text:span><text:span text:style-name="T4">)</text:span></text:p>
      <text:p text:style-name="P2"><text:span text:style-name="T1">#pragma</text:span><text:span text:style-name="T4"> GCC </text:span><text:span text:style-name="T1">optimize</text:span><text:span text:style-name="T4">(</text:span><text:span text:style-name="T6">"omit-frame-pointer")</text:span></text:p>
      <text:p text:style-name="P2"><text:span text:style-name="T1">#include</text:span><text:span text:style-name="T4"> </text:span><text:span text:style-name="T6">&lt;cassert&gt;</text:span></text:p>
      <text:p text:style-name="P2"><text:span text:style-name="T1">#include</text:span><text:span text:style-name="T4"> </text:span><text:span text:style-name="T6">&lt;iostream&gt;</text:span></text:p>
      <text:p text:style-name="P2"><text:span text:style-name="T1">#include</text:span><text:span text:style-name="T4"> </text:span><text:span text:style-name="T6">&lt;algorithm&gt;</text:span></text:p>
      <text:p text:style-name="P2"><text:span text:style-name="T1">#include</text:span><text:span text:style-name="T4"> </text:span><text:span text:style-name="T6">&lt;cstdio&gt;</text:span><text:span text:style-name="T4"> </text:span></text:p>
      <text:p text:style-name="P2"><text:span text:style-name="T1">#include</text:span><text:span text:style-name="T4"> </text:span><text:span text:style-name="T6">&lt;complex&gt;</text:span></text:p>
      <text:p text:style-name="P2"><text:span text:style-name="T1">#include</text:span><text:span text:style-name="T4"> </text:span><text:span text:style-name="T6">&lt;vector&gt;</text:span></text:p>
      <text:p text:style-name="P2"><text:span text:style-name="T1">#include</text:span><text:span text:style-name="T4"> </text:span><text:span text:style-name="T6">&lt;set&gt;</text:span></text:p>
      <text:p text:style-name="P2"><text:span text:style-name="T1">#include</text:span><text:span text:style-name="T4"> </text:span><text:span text:style-name="T6">&lt;map&gt;</text:span></text:p>
      <text:p text:style-name="P2"><text:span text:style-name="T1">#include</text:span><text:span text:style-name="T4"> </text:span><text:span text:style-name="T6">&lt;cmath&gt;</text:span></text:p>
      <text:p text:style-name="P2"><text:span text:style-name="T1">#include</text:span><text:span text:style-name="T4"> </text:span><text:span text:style-name="T6">&lt;queue&gt;</text:span></text:p>
      <text:p text:style-name="P2"><text:span text:style-name="T1">#include</text:span><text:span text:style-name="T4"> </text:span><text:span text:style-name="T6">&lt;string&gt;</text:span></text:p>
      <text:p text:style-name="P2"><text:span text:style-name="T1">#include</text:span><text:span text:style-name="T4"> </text:span><text:span text:style-name="T6">&lt;cstdlib&gt;</text:span></text:p>
      <text:p text:style-name="P2"><text:span text:style-name="T1">#include</text:span><text:span text:style-name="T4"> </text:span><text:span text:style-name="T6">&lt;memory.h&gt;</text:span></text:p>
      <text:p text:style-name="P2"><text:span text:style-name="T1">#include</text:span><text:span text:style-name="T4"> </text:span><text:span text:style-name="T6">&lt;ctime&gt;</text:span></text:p>
      <text:p text:style-name="P2"><text:span text:style-name="T1">#include</text:span><text:span text:style-name="T4"> </text:span><text:span text:style-name="T6">&lt;bitset&gt;</text:span></text:p>
      <text:p text:style-name="P2"><text:span text:style-name="T1">#include</text:span><text:span text:style-name="T4"> </text:span><text:span text:style-name="T6">&lt;fstream&gt;</text:span></text:p>
      <text:p text:style-name="P2"><text:span text:style-name="T1">#include</text:span><text:span text:style-name="T4"> </text:span><text:span text:style-name="T6">&lt;queue&gt;</text:span></text:p>
      <text:p text:style-name="P2"><text:span text:style-name="T1">#include</text:span><text:span text:style-name="T4"> </text:span><text:span text:style-name="T6">&lt;stack&gt;</text:span></text:p>
      <text:p text:style-name="P2"><text:span text:style-name="T1">#include</text:span><text:span text:style-name="T4"> </text:span><text:span text:style-name="T6">&lt;unordered_map&gt;</text:span></text:p>
      <text:p text:style-name="P2"><text:span text:style-name="T1">#include</text:span><text:span text:style-name="T4"> </text:span><text:span text:style-name="T6">&lt;unordered_set&gt;</text:span></text:p>
      <text:p text:style-name="P2"><text:span text:style-name="T1">#include</text:span><text:span text:style-name="T4"> </text:span><text:span text:style-name="T6">&lt;functional&gt;</text:span></text:p>
      <text:p text:style-name="P2"><text:span text:style-name="T1">#include</text:span><text:span text:style-name="T4"> </text:span><text:span text:style-name="T6">&lt;time.h&gt;</text:span></text:p>
      <text:p text:style-name="P2"><text:span text:style-name="T1">#include</text:span><text:span text:style-name="T4"> </text:span><text:span text:style-name="T6">&lt;chrono&gt;</text:span></text:p>
      <text:p text:style-name="P2"><text:span text:style-name="T1">#include</text:span><text:span text:style-name="T4"> </text:span><text:span text:style-name="T6">&lt;random&gt;</text:span></text:p>
      <text:p text:style-name="P2"><text:span text:style-name="T1">#include</text:span><text:span text:style-name="T4"> </text:span><text:span text:style-name="T6">&lt;stdio.h&gt;</text:span></text:p>
      <text:p text:style-name="P2"><text:span text:style-name="T1">#include</text:span><text:span text:style-name="T4"> </text:span><text:span text:style-name="T6">&lt;stddef.h&gt;</text:span></text:p>
      <text:p text:style-name="P2"><text:span text:style-name="T1">#include</text:span><text:span text:style-name="T4"> </text:span><text:span text:style-name="T6">&lt;stdlib.h&gt;</text:span></text:p>
      <text:p text:style-name="P2"><text:span text:style-name="T1">#define</text:span><text:span text:style-name="T4"> </text:span><text:span text:style-name="T9">UI</text:span><text:span text:style-name="T4"> </text:span><text:span text:style-name="T11">unsigned</text:span><text:span text:style-name="T4"> </text:span><text:span text:style-name="T11">int</text:span></text:p>
      <text:p text:style-name="P2"><text:span text:style-name="T1">#define</text:span><text:span text:style-name="T4"> </text:span><text:span text:style-name="T9">LL</text:span><text:span text:style-name="T4"> </text:span><text:span text:style-name="T11">long</text:span><text:span text:style-name="T4"> </text:span><text:span text:style-name="T11">long</text:span></text:p>
      <text:p text:style-name="P2"><text:span text:style-name="T1">#define</text:span><text:span text:style-name="T4"> </text:span><text:span text:style-name="T9">ll</text:span><text:span text:style-name="T4"> </text:span><text:span text:style-name="T11">long</text:span><text:span text:style-name="T4"> </text:span><text:span text:style-name="T11">long</text:span></text:p>
      <text:p text:style-name="P2"><text:span text:style-name="T1">#define</text:span><text:span text:style-name="T4"> </text:span><text:span text:style-name="T9">GT</text:span><text:span text:style-name="T4">(it,v) </text:span><text:span text:style-name="T11">for</text:span><text:span text:style-name="T4">(</text:span><text:span text:style-name="T11">auto</text:span><text:span text:style-name="T4"> it:v)</text:span></text:p>
      <text:p text:style-name="P2"><text:span text:style-name="T1">#define</text:span><text:span text:style-name="T4"> </text:span><text:span text:style-name="T9">FU</text:span><text:span text:style-name="T4">(i,a,b) </text:span><text:span text:style-name="T11">for</text:span><text:span text:style-name="T4">(</text:span><text:span text:style-name="T11">int</text:span><text:span text:style-name="T4"> i=(a);i&lt;(b);i++)</text:span></text:p>
      <text:p text:style-name="P2"><text:span text:style-name="T1">#define</text:span><text:span text:style-name="T4"> </text:span><text:span text:style-name="T9">FD</text:span><text:span text:style-name="T4">(i,a,b) </text:span><text:span text:style-name="T11">for</text:span><text:span text:style-name="T4">(</text:span><text:span text:style-name="T11">int</text:span><text:span text:style-name="T4"> i=(a);i&gt;(b);i--)</text:span></text:p>
      <text:p text:style-name="P2"><text:span text:style-name="T1">#define</text:span><text:span text:style-name="T4"> </text:span><text:span text:style-name="T9">LD</text:span><text:span text:style-name="T4"> </text:span><text:span text:style-name="T11">long</text:span><text:span text:style-name="T4"> </text:span><text:span text:style-name="T11">double</text:span></text:p>
      <text:p text:style-name="P2"><text:span text:style-name="T1">#define</text:span><text:span text:style-name="T4"> </text:span><text:span text:style-name="T9">PI</text:span><text:span text:style-name="T4"> 3.1415926535897932384626</text:span></text:p>
      <text:p text:style-name="P2"><text:span text:style-name="T1">#define</text:span><text:span text:style-name="T4"> </text:span><text:span text:style-name="T9">PII</text:span><text:span text:style-name="T4"> </text:span><text:span text:style-name="T13">pair</text:span><text:span text:style-name="T4">&lt;</text:span><text:span text:style-name="T11">int</text:span><text:span text:style-name="T4">,</text:span><text:span text:style-name="T11">int</text:span><text:span text:style-name="T4">&gt;</text:span></text:p>
      <text:p text:style-name="P2"><text:span text:style-name="T1">#define</text:span><text:span text:style-name="T4"> </text:span><text:span text:style-name="T9">PLL</text:span><text:span text:style-name="T4"> </text:span><text:span text:style-name="T13">pair</text:span><text:span text:style-name="T4">&lt;</text:span><text:span text:style-name="T9">LL</text:span><text:span text:style-name="T4">,</text:span><text:span text:style-name="T9">LL</text:span><text:span text:style-name="T4">&gt;</text:span></text:p>
      <text:p text:style-name="P2"><text:span text:style-name="T1">#define</text:span><text:span text:style-name="T4"> </text:span><text:span text:style-name="T9">VLL</text:span><text:span text:style-name="T4"> </text:span><text:span text:style-name="T13">vector</text:span><text:span text:style-name="T4">&lt;</text:span><text:span text:style-name="T11">long</text:span><text:span text:style-name="T4"> </text:span><text:span text:style-name="T11">long</text:span><text:span text:style-name="T4"> &gt;</text:span></text:p>
      <text:p text:style-name="P2"><text:span text:style-name="T1">#define</text:span><text:span text:style-name="T4"> </text:span><text:span text:style-name="T9">VVLL</text:span><text:span text:style-name="T4"> </text:span><text:span text:style-name="T13">vector</text:span><text:span text:style-name="T4">&lt;</text:span><text:span text:style-name="T13">vector</text:span><text:span text:style-name="T4">&lt;</text:span><text:span text:style-name="T11">long</text:span><text:span text:style-name="T4"> </text:span><text:span text:style-name="T11">long</text:span><text:span text:style-name="T4"> &gt; &gt;</text:span></text:p>
      <text:p text:style-name="P2"><text:span text:style-name="T1">#define</text:span><text:span text:style-name="T4"> </text:span><text:span text:style-name="T9">VPLL</text:span><text:span text:style-name="T4"> </text:span><text:span text:style-name="T13">vector</text:span><text:span text:style-name="T4">&lt;</text:span><text:span text:style-name="T13">pair</text:span><text:span text:style-name="T4">&lt;</text:span><text:span text:style-name="T11">long</text:span><text:span text:style-name="T4"> </text:span><text:span text:style-name="T11">long</text:span><text:span text:style-name="T4">, </text:span><text:span text:style-name="T11">long</text:span><text:span text:style-name="T4"> </text:span><text:span text:style-name="T11">long</text:span><text:span text:style-name="T4">&gt;&gt;</text:span></text:p>
      <text:p text:style-name="P2"><text:span text:style-name="T1">#define</text:span><text:span text:style-name="T4"> </text:span><text:span text:style-name="T9">VVPLL</text:span><text:span text:style-name="T4"> </text:span><text:span text:style-name="T13">vector</text:span><text:span text:style-name="T4">&lt;</text:span><text:span text:style-name="T13">vector</text:span><text:span text:style-name="T4">&lt;</text:span><text:span text:style-name="T13">pair</text:span><text:span text:style-name="T4">&lt;</text:span><text:span text:style-name="T11">long</text:span><text:span text:style-name="T4"> </text:span><text:span text:style-name="T11">long</text:span><text:span text:style-name="T4">, </text:span><text:span text:style-name="T11">long</text:span><text:span text:style-name="T4"> </text:span><text:span text:style-name="T11">long</text:span><text:span text:style-name="T4">&gt;&gt;&gt;</text:span></text:p>
      <text:p text:style-name="P2"><text:span text:style-name="T1">#define</text:span><text:span text:style-name="T4"> </text:span><text:span text:style-name="T9">VD</text:span><text:span text:style-name="T4"> </text:span><text:span text:style-name="T13">vector</text:span><text:span text:style-name="T4">&lt;</text:span><text:span text:style-name="T11">double</text:span><text:span text:style-name="T4">&gt;</text:span></text:p>
      <text:p text:style-name="P2"><text:span text:style-name="T1">#define</text:span><text:span text:style-name="T4"> </text:span><text:span text:style-name="T9">VVD</text:span><text:span text:style-name="T4"> </text:span><text:span text:style-name="T13">vector</text:span><text:span text:style-name="T4">&lt;</text:span><text:span text:style-name="T13">vector</text:span><text:span text:style-name="T4">&lt;</text:span><text:span text:style-name="T11">double</text:span><text:span text:style-name="T4">&gt; &gt;</text:span></text:p>
      <text:p text:style-name="P2"><text:span text:style-name="T1">#define</text:span><text:span text:style-name="T4"> </text:span><text:span text:style-name="T9">VPD</text:span><text:span text:style-name="T4"> </text:span><text:span text:style-name="T13">vector</text:span><text:span text:style-name="T4">&lt;</text:span><text:span text:style-name="T13">pair</text:span><text:span text:style-name="T4">&lt;</text:span><text:span text:style-name="T11">double</text:span><text:span text:style-name="T4">,</text:span><text:span text:style-name="T11">double</text:span><text:span text:style-name="T4">&gt; &gt;</text:span></text:p>
      <text:p text:style-name="P2"><text:span text:style-name="T1">#define</text:span><text:span text:style-name="T4"> </text:span><text:span text:style-name="T9">MP</text:span><text:span text:style-name="T4"> make_pair</text:span></text:p>
      <text:p text:style-name="P2"><text:span text:style-name="T1">#define</text:span><text:span text:style-name="T4"> </text:span><text:span text:style-name="T9">PB</text:span><text:span text:style-name="T4"> push_back</text:span></text:p>
      <text:p text:style-name="P2"><text:span text:style-name="T1">#define</text:span><text:span text:style-name="T4"> </text:span><text:span text:style-name="T9">FI</text:span><text:span text:style-name="T4"> first</text:span></text:p>
      <text:p text:style-name="P2"><text:span text:style-name="T1">#define</text:span><text:span text:style-name="T4"> </text:span><text:span text:style-name="T9">SE</text:span><text:span text:style-name="T4"> second</text:span></text:p>
      <text:p text:style-name="P2"><text:span text:style-name="T1">#define</text:span><text:span text:style-name="T4"> </text:span><text:span text:style-name="T9">SORT</text:span><text:span text:style-name="T4">(v) std::sort(v.begin(),v.end())</text:span></text:p>
      <text:p text:style-name="P2"><text:span text:style-name="T1">#define</text:span><text:span text:style-name="T4"> </text:span><text:span text:style-name="T9">GSORT</text:span><text:span text:style-name="T4">(v,T) sort(v.begin(),v.end(),</text:span><text:span text:style-name="T13">greater</text:span><text:span text:style-name="T4">&lt;T&gt;)</text:span></text:p>
      <text:p text:style-name="P2"><text:span text:style-name="T1">#define</text:span><text:span text:style-name="T4"> </text:span><text:span text:style-name="T9">UNIQUE</text:span><text:span text:style-name="T4">(v) </text:span><text:span text:style-name="T11">decltype</text:span><text:span text:style-name="T4">(v.begin()) it = unique(v.begin(),v.end()); v.resize(distance(v.begin(),it))</text:span></text:p>
      <text:p text:style-name="P2"><text:span text:style-name="T11">using</text:span><text:span text:style-name="T4"> </text:span><text:span text:style-name="T11">namespace</text:span><text:span text:style-name="T4"> std;</text:span></text:p>
      <text:p text:style-name="P2"><text:span text:style-name="T9">LL</text:span><text:span text:style-name="T4"> inp, Inp; </text:span><text:span text:style-name="T9">LL</text:span><text:span text:style-name="T4"> i1, i2, i3, i4, i5, i6, i7, i8;</text:span></text:p>
      <text:p text:style-name="P2"><text:span text:style-name="T9">LL</text:span><text:span text:style-name="T4"> MOD = 998244353, MOD1 = (</text:span><text:span text:style-name="T9">LL</text:span><text:span text:style-name="T4">)1e9 + 7, MOD2 = (</text:span><text:span text:style-name="T9">LL</text:span><text:span text:style-name="T4">)1e9 + 9; </text:span><text:span text:style-name="T11">long</text:span><text:span text:style-name="T4"> </text:span><text:span text:style-name="T11">long</text:span><text:span text:style-name="T4"> MOD3 = (</text:span><text:span text:style-name="T11">long</text:span><text:span text:style-name="T4"> </text:span><text:span text:style-name="T11">long</text:span><text:span text:style-name="T4">)1e9 + 21 </text:span><text:span text:style-name="T15">/*33*/</text:span><text:span text:style-name="T4">; <text:s/></text:span><text:span text:style-name="T11">double</text:span><text:span text:style-name="T4"> eps = 1e-9;</text:span></text:p>
      <text:p text:style-name="P2"><text:span text:style-name="T9">LL</text:span><text:span text:style-name="T4"> TMP = (chrono::</text:span><text:span text:style-name="T13">high_resolution_clock</text:span><text:span text:style-name="T4">::now().time_since_epoch().count() % MOD + MOD) % MOD;</text:span></text:p>
      <text:p text:style-name="P2"><text:span text:style-name="T11">auto</text:span><text:span text:style-name="T4"> STTMP = chrono::</text:span><text:span text:style-name="T13">steady_clock</text:span><text:span text:style-name="T4">::now();</text:span><text:span text:style-name="T15">//auto ENTMP = chrono::steady_clock::now();</text:span></text:p>
      <text:p text:style-name="P1">//ELTIME = double(chrono::duration_cast&lt;chrono::milliseconds&gt;(ENTMP - STTMP).count());</text:p>
      <text:p text:style-name="P1">//time_t result = time(NULL); char SS[26]; ctime_s(SS, sizeof SS, &amp;result);</text:p>
      <text:p text:style-name="P1">//transform(SS, SS + 26, SS, [](char ch) {return ch == ' ' ? '_' : ch; }); printf("%s", SS);;</text:p>
      <text:p text:style-name="P3"/>
      <text:p text:style-name="P3"/>
      <text:p text:style-name="P2"><text:span text:style-name="T11">int</text:span><text:span text:style-name="T4"> main() {</text:span></text:p>
      <text:p text:style-name="P2"><text:span text:style-name="T4"><text:s text:c="4"/></text:span><text:span text:style-name="T13">ios_base</text:span><text:span text:style-name="T4">::sync_with_stdio(0);</text:span></text:p>
      <text:p text:style-name="P3"><text:s text:c="4"/>std::cin.tie(0);</text:p>
      <text:p text:style-name="P3"><text:s text:c="4"/>std::cout.precision(20);</text:p>
      <text:p text:style-name="P2"><text:span text:style-name="T4"><text:s text:c="4"/>srand((</text:span><text:span text:style-name="T11">unsigned</text:span><text:span text:style-name="T4"> </text:span><text:span text:style-name="T11">int</text:span><text:span text:style-name="T4">)TMP);</text:span></text:p>
      <text:p text:style-name="P3"><text:s text:c="4"/></text:p>
      <text:p text:style-name="P2"><text:span text:style-name="T4"><text:s text:c="4"/></text:span><text:span text:style-name="T11">return</text:span><text:span text:style-name="T4"> 0;</text:span></text:p>
      <text:p text:style-name="P3">}</text:p>
      <text:p text:style-name="P7"><text:span text:style-name="Source_20_Text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i Jordan</meta:initial-creator>
    <meta:creation-date>2017-10-07T14:49:16.20</meta:creation-date>
    <dc:date>2020-12-10T09:33:36.89</dc:date>
    <dc:creator>Ari Jordan</dc:creator>
    <meta:editing-duration>P99DT3H42M7S</meta:editing-duration>
    <meta:editing-cycles>69</meta:editing-cycles>
    <meta:generator>OpenOffice/4.1.6$Win32 OpenOffice.org_project/416m1$Build-9790</meta:generator>
    <meta:document-statistic meta:table-count="0" meta:image-count="0" meta:object-count="0" meta:page-count="1" meta:paragraph-count="71" meta:word-count="269" meta:character-count="2220"/>
  </office:meta>
</office:document-meta>
</file>